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ManagedEntityManagerIntegrationTests.testReuseInNew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pplicationManagedEntityManagerIntegrationTests.testCommit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licationManagedEntityManagerIntegrationTests.testStateC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ManagedEntityManagerIntegrationTests.testEntityManagerProxyIs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plicationManagedEntityManagerIntegrationTests.doInstantiateAndSave( EntityManager 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licationManagedEntityManagerIntegrationTests.testEntityManagerProxyAcceptsProgrammaticTxJoi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ManagedEntityManagerIntegrationTests.testRollback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ManagedEntityManagerIntegrationTests.deleteAllPeopleUsingEntityManager( EntityManager 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ManagedEntityManagerIntegrationTests.testInstantiateAnd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ManagedEntityManagerIntegrationTests.testCannotFlushWithoutGet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